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C059" svg:font-family="C059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fill-color="#999999" draw:textarea-horizontal-align="justify" draw:textarea-vertical-align="middle" draw:auto-grow-height="false" fo:min-height="3.814cm" fo:min-width="19.058cm"/>
      <style:paragraph-properties style:writing-mode="lr-tb"/>
    </style:style>
    <style:style style:name="gr3" style:family="graphic" style:parent-style-name="standard" style:list-style-name="L5">
      <style:graphic-properties draw:fill-color="#999999" draw:textarea-horizontal-align="justify" draw:textarea-vertical-align="middle" draw:auto-grow-height="false" fo:min-height="5.084cm" fo:min-width="20.328cm"/>
      <style:paragraph-properties style:writing-mode="lr-tb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_5f_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_5f_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26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4" style:family="paragraph">
      <loext:graphic-properties draw:fill="none"/>
      <style:paragraph-properties fo:text-align="center" style:font-independent-line-spacing="true"/>
      <style:text-properties fo:font-size="13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2.8999996185303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text-properties style:font-name="Arial1" fo:font-size="20pt" style:font-size-asian="20pt" style:font-size-complex="20pt"/>
    </style:style>
    <style:style style:name="P7" style:family="paragraph">
      <loext:graphic-properties draw:fill="none"/>
      <style:paragraph-properties fo:text-align="center" style:font-independent-line-spacing="true"/>
      <style:text-properties style:font-name="Arial1" fo:font-size="20pt" style:font-size-asian="20pt" style:font-size-complex="20pt"/>
    </style:style>
    <style:style style:name="P8" style:family="paragraph">
      <style:paragraph-properties fo:margin-left="0cm" fo:margin-right="0cm" fo:margin-top="0.55cm" fo:margin-bottom="0cm" fo:line-height="100%" fo:text-align="start" fo:text-indent="0cm" style:writing-mode="lr-tb"/>
    </style:style>
    <style:style style:name="P9" style:family="paragraph">
      <loext:graphic-properties draw:fill-color="#999999"/>
      <style:paragraph-properties fo:margin-left="0cm" fo:margin-right="0cm" fo:margin-top="0.55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language="en" fo:country="none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Raleway" fo:font-size="18pt" fo:letter-spacing="normal" fo:language="en" fo:country="none" fo:font-style="normal" style:text-underline-style="none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Raleway" fo:font-size="18pt" fo:letter-spacing="normal" fo:language="en" fo:country="none" fo:font-style="normal" style:text-underline-style="none" fo:font-weight="bold" style:font-name-asian="Raleway" style:font-size-asian="18pt" style:font-style-asian="normal" style:font-weight-asian="bold" style:font-name-complex="Raleway" style:font-size-complex="18pt" style:font-style-complex="normal" style:font-weight-complex="bold"/>
    </style:style>
    <style:style style:name="T4" style:family="text">
      <style:text-properties fo:font-variant="normal" fo:text-transform="none" fo:color="#1c3678" style:text-line-through-style="none" style:text-line-through-type="none" style:text-position="0% 100%" style:font-name="Raleway" fo:font-size="18pt" fo:letter-spacing="normal" fo:language="en" fo:country="none" fo:font-style="normal" style:text-underline-style="solid" style:text-underline-width="auto" style:text-underline-color="font-color" fo:font-weight="normal" style:font-name-asian="Raleway" style:font-size-asian="18pt" style:font-style-asian="normal" style:font-weight-asian="normal" style:font-name-complex="Raleway" style:font-size-complex="18pt" style:font-style-complex="normal" style:font-weight-complex="normal"/>
    </style:style>
    <style:style style:name="T5" style:family="text">
      <style:text-properties style:font-name="Arial1" fo:font-size="20pt" style:font-size-asian="20pt" style:font-size-complex="20pt"/>
    </style:style>
    <style:style style:name="T6" style:family="text">
      <style:text-properties style:font-name="Arial1" fo:font-size="13pt" style:font-size-asian="13pt" style:font-size-complex="13pt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18cm" text:min-label-width="0.952cm"/>
        <style:text-properties style:font-name="Raleway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Raleway" fo:color="#595959" fo:font-size="100%"/>
      </text:list-level-style-bullet>
      <text:list-level-style-bullet text:level="2" text:bullet-char="-">
        <style:list-level-properties text:space-before="1.588cm" text:min-label-width="0.952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JavaScript Syntax" draw:style-name="dp1" draw:master-page-name="TITLE_5f_AND_5f_BODY" presentation:presentation-page-layout-name="AL1T1">
        <draw:frame draw:name="Google Shape;201;p38" presentation:style-name="pr1" draw:text-style-name="P2" draw:layer="layout" svg:width="23.543cm" svg:height="1.638cm" svg:x="2.233cm" svg:y="4.037cm" presentation:class="title" presentation:user-transformed="true">
          <draw:text-box>
            <text:p text:style-name="P1"><text:span text:style-name="T1">JavaScript Syntax</text:span></text:p>
          </draw:text-box>
        </draw:frame>
        <draw:frame draw:name="Google Shape;202;p38_1" presentation:style-name="pr2" draw:text-style-name="P4" draw:layer="layout" svg:width="23.543cm" svg:height="6.923cm" svg:x="2.233cm" svg:y="6.365cm" presentation:class="outline" presentation:user-transformed="true">
          <draw:text-box>
            <text:list text:style-name="L2">
              <text:list-item>
                <text:p text:style-name="P3"><text:span text:style-name="T2">comment: lines of code that JavaScript will intentionally ignore.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3">// </text:span><text:span text:style-name="T2">This is a comment.</text:span></text:p>
                  </text:list-item>
                  <text:list-item>
                    <text:p text:style-name="P3"><text:span text:style-name="T3">/*</text:span><text:span text:style-name="T2"> This is a comment. </text:span><text:span text:style-name="T3">*/</text:span></text:p>
                  </text:list-item>
                </text:list>
              </text:list-item>
              <text:list-item>
                <text:p text:style-name="P3"><text:span text:style-name="T2">semicolon: In JavaScript ending statements with a (;), is a matter of personal/team preference. </text:span><text:span text:style-name="T4"><text:a xlink:href="http://inimino.org/~inimino/blog/javascript_semicolons" xlink:type="simple">Read more.</text:a></text:span></text:p>
              </text:list-item>
              <text:list-item>
                <text:p text:style-name="P3"><text:span text:style-name="T2">JavaScript is case sensitive.</text:span></text:p>
              </text:list-item>
            </text:list>
          </draw:text-box>
        </draw:frame>
        <presentation:notes draw:style-name="dp1">
          <draw:page-thumbnail draw:name="Google Shape;198;g52a05b4c8d_0_99:notes" draw:style-name="gr1" draw:layer="layout" svg:width="18.665cm" svg:height="11.136cm" svg:x="1.167cm" svg:y="2.227cm" draw:page-number="1" presentation:class="page"/>
          <draw:frame draw:name="Google Shape;199;g52a05b4c8d_0_1"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1T1">
        <draw:frame draw:name="Google Shape;202;p38_2" presentation:style-name="pr4" draw:text-style-name="P7" draw:layer="layout" svg:width="23.543cm" svg:height="6.923cm" svg:x="2.54cm" svg:y="6.35cm" presentation:class="outline" presentation:user-transformed="true">
          <draw:text-box>
            <text:list text:style-name="L4">
              <text:list-header>
                <text:p text:style-name="P6"><text:span text:style-name="T5">// This is a single line comment.</text:span></text:p>
              </text:list-header>
              <text:list-item>
                <text:p text:style-name="P6"><text:span text:style-name="T5">Example of single line comments</text:span></text:p>
              </text:list-item>
              <text:list-item>
                <text:p text:style-name="P6"><text:span text:style-name="T5">JS Code</text:span></text:p>
                <text:p text:style-name="P6"><text:span text:style-name="T5"/></text:p>
              </text:list-item>
            </text:list>
          </draw:text-box>
        </draw:frame>
        <draw:frame draw:name="Google Shape;201;p38_0" presentation:style-name="pr5" draw:text-style-name="P2" draw:layer="layout" svg:width="23.543cm" svg:height="1.638cm" svg:x="2.234cm" svg:y="4.037cm" presentation:class="title" presentation:user-transformed="true">
          <draw:text-box>
            <text:p text:style-name="P1"><text:span text:style-name="T1">Single line comment</text:span></text:p>
          </draw:text-box>
        </draw:frame>
        <draw:custom-shape draw:style-name="gr2" draw:text-style-name="P9" draw:layer="layout" svg:width="19.558cm" svg:height="4.064cm" svg:x="4.064cm" svg:y="10.922cm">
          <text:list text:style-name="L5">
            <text:list-header>
              <text:p text:style-name="P8"><text:span text:style-name="T5">// This is a </text:span><text:span text:style-name="T5">single line </text:span><text:span text:style-name="T5">comment</text:span></text:p>
              <text:p text:style-name="P8"><text:span text:style-name="T5">alert("We are </text:span><text:span text:style-name="T5">learning </text:span><text:span text:style-name="T5">JavaScript </text:span><text:span text:style-name="T5">single line </text:span><text:span text:style-name="T5">comment");</text:span></text:p>
              <text:p text:style-name="P8"><text:span text:style-name="T5">//alert("Good </text:span><text:span text:style-name="T5">Morning.")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1">
          <draw:page-thumbnail draw:name="Google Shape;198;g52a05b4c8d_0_1" draw:style-name="gr1" draw:layer="layout" svg:width="18.665cm" svg:height="11.136cm" svg:x="1.167cm" svg:y="2.227cm" draw:page-number="2" presentation:class="page"/>
          <draw:frame draw:name="Google Shape;199;g52a05b4c8d_0_3"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_5f_" presentation:presentation-page-layout-name="AL1T1">
        <draw:frame draw:name="Google Shape;202;p38_0" presentation:style-name="pr7" draw:text-style-name="P7" draw:layer="layout" svg:width="23.543cm" svg:height="6.923cm" svg:x="1.857cm" svg:y="5.523cm" presentation:class="outline" presentation:user-transformed="true">
          <draw:text-box>
            <text:list text:style-name="L4">
              <text:list-header>
                <text:p text:style-name="P6"><text:span text:style-name="T5">in JavaScript multi-line comments start with /* and end with */.</text:span></text:p>
                <text:p text:style-name="P6"><text:span text:style-name="T5">Example of multiple line comments</text:span></text:p>
              </text:list-header>
              <text:list-item>
                <text:p text:style-name="P6"><text:span text:style-name="T5">JS Code</text:span></text:p>
                <text:p text:style-name="P6"><text:span text:style-name="T5"/></text:p>
              </text:list-item>
            </text:list>
          </draw:text-box>
        </draw:frame>
        <draw:frame draw:name="Google Shape;201;p38_2" presentation:style-name="pr8" draw:text-style-name="P2" draw:layer="layout" svg:width="23.543cm" svg:height="1.638cm" svg:x="2.234cm" svg:y="4.037cm" presentation:class="title" presentation:user-transformed="true">
          <draw:text-box>
            <text:p text:style-name="P1"><text:span text:style-name="T1">Multiple line comments</text:span></text:p>
          </draw:text-box>
        </draw:frame>
        <draw:custom-shape draw:style-name="gr3" draw:text-style-name="P9" draw:layer="layout" svg:width="20.828cm" svg:height="5.334cm" svg:x="3.302cm" svg:y="9.906cm">
          <text:list text:style-name="L5">
            <text:list-header>
              <text:p text:style-name="P8"><text:span text:style-name="T6">/* Multiple line comments start here</text:span></text:p>
              <text:p text:style-name="P8"><text:span text:style-name="T6">alert("Good Morning");</text:span></text:p>
              <text:p text:style-name="P8"><text:span text:style-name="T6">Multiple line comments end here*/</text:span></text:p>
              <text:p text:style-name="P8"><text:span text:style-name="T6">alert("We are learning JavaScript multiple</text:span></text:p>
              <text:p text:style-name="P8"><text:span text:style-name="T6">line comments.");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1">
          <draw:page-thumbnail draw:name="Google Shape;198;g52a05b4c8d_0_0" draw:style-name="gr1" draw:layer="layout" svg:width="18.665cm" svg:height="11.136cm" svg:x="1.167cm" svg:y="2.227cm" draw:page-number="3" presentation:class="page"/>
          <draw:frame draw:name="Google Shape;199;g52a05b4c8d_0_2" presentation:style-name="pr9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C059" svg:font-family="C059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shrink-to-fit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/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shrink-to-fit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5.3999996185303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left="0cm" fo:margin-right="0cm" fo:margin-top="0.3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left="0cm" fo:margin-right="0cm" fo:margin-top="0.2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5.3999996185303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.1000003814697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.986cm" fo:min-width="27.492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.634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.643cm" fo:min-width="0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TITLE_5f_AND_5f_BODY_5f__5f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TITLE_5f_AND_5f_BODY_5f_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9edee"/>
      <style:paragraph-properties fo:text-align="center" style:font-independent-line-spacing="true"/>
      <style:text-properties fo:font-size="14pt"/>
    </style:style>
    <style:style style:name="MP8" style:family="paragraph">
      <loext:graphic-properties draw:fill="solid" draw:fill-color="#eb5600"/>
      <style:paragraph-properties fo:text-align="center" style:font-independent-line-spacing="true"/>
      <style:text-properties fo:font-size="14pt"/>
    </style:style>
    <style:style style:name="MP9" style:family="paragraph">
      <loext:graphic-properties draw:fill="solid" draw:fill-color="#1a9988"/>
      <style:paragraph-properties fo:text-align="center" style:font-independent-line-spacing="true"/>
      <style:text-properties fo:font-size="14pt"/>
    </style:style>
    <style:style style:name="M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language="en" fo:country="none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3.543cm" svg:height="1.638cm" svg:x="2.233cm" svg:y="4.037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3.543cm" svg:height="6.923cm" svg:x="2.233cm" svg:y="6.365cm" presentation:class="outline" presentation:placeholder="true" presentation:user-transformed="true">
        <draw:text-box/>
      </draw:frame>
      <draw:frame draw:name="Google Shape;30;p4" presentation:style-name="Mpr4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18.664cm" svg:height="11.136cm" svg:x="1.167cm" svg:y="2.256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" style:display-name="TITLE_AND_BODY_" style:page-layout-name="PM1" draw:style-name="Mdp2">
      <draw:custom-shape draw:name="Google Shape;24;p4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-title" draw:layer="backgroundobjects" svg:width="23.543cm" svg:height="1.638cm" svg:x="2.233cm" svg:y="4.037cm" presentation:class="title" presentation:placeholder="true" presentation:user-transformed="true">
        <draw:text-box/>
      </draw:frame>
      <draw:frame draw:name="Google Shape;29;p4" presentation:style-name="TITLE_5f_AND_5f_BODY_5f_-outline1" draw:layer="backgroundobjects" svg:width="23.543cm" svg:height="6.923cm" svg:x="2.233cm" svg:y="6.365cm" presentation:class="outline" presentation:placeholder="true" presentation:user-transformed="true">
        <draw:text-box/>
      </draw:frame>
      <draw:frame draw:name="Google Shape;30;p4" presentation:style-name="Mpr7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18.664cm" svg:height="11.136cm" svg:x="1.167cm" svg:y="2.256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_5f__5f_" style:display-name="TITLE_AND_BODY__" style:page-layout-name="PM1" draw:style-name="Mdp2">
      <draw:custom-shape draw:name="Google Shape;24;p4" draw:style-name="Mgr3" draw:text-style-name="MP7" draw:layer="backgroundobjects" svg:width="27.999cm" svg:height="1.493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8" draw:layer="backgroundobjects" svg:width="0.139cm" svg:height="1.141cm" draw:transform="rotate (1.5707963267949) translate (3.684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9" draw:layer="backgroundobjects" svg:width="0.139cm" svg:height="1.15cm" draw:transform="rotate (1.5707963267949) translate (2.543cm 3.787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_5f__5f_-title" draw:layer="backgroundobjects" svg:width="23.543cm" svg:height="1.638cm" svg:x="2.233cm" svg:y="4.037cm" presentation:class="title" presentation:placeholder="true" presentation:user-transformed="true">
        <draw:text-box/>
      </draw:frame>
      <draw:frame draw:name="Google Shape;29;p4" presentation:style-name="TITLE_5f_AND_5f_BODY_5f__5f_-outline1" draw:layer="backgroundobjects" svg:width="23.543cm" svg:height="6.923cm" svg:x="2.233cm" svg:y="6.365cm" presentation:class="outline" presentation:placeholder="true" presentation:user-transformed="true">
        <draw:text-box/>
      </draw:frame>
      <draw:frame draw:name="Google Shape;30;p4" presentation:style-name="Mpr10" draw:text-style-name="MP11" draw:layer="backgroundobjects" svg:width="1.679cm" svg:height="1.204cm" svg:x="26.139cm" svg:y="14.544cm" presentation:class="page-number" presentation:user-transformed="true">
        <draw:text-box>
          <text:p text:style-name="MP10"><text:span text:style-name="MT1"><text:page-number>&lt;number&gt;</text:page-number></text:span></text:p>
        </draw:text-box>
      </draw:frame>
      <presentation:notes style:page-layout-name="PM0">
        <draw:page-thumbnail presentation:style-name="TITLE_5f_AND_5f_BODY_5f__5f_-title" draw:layer="backgroundobjects" svg:width="18.664cm" svg:height="11.136cm" svg:x="1.167cm" svg:y="2.256cm" presentation:class="page"/>
        <draw:frame presentation:style-name="TITLE_5f_AND_5f_BODY_5f_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2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2cm" svg:height="1.484cm" svg:x="11.886cm" svg:y="28.214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1:54:33.277072467</meta:creation-date>
    <dc:date>2020-07-30T12:08:24.575673513</dc:date>
    <meta:editing-duration>PT22S</meta:editing-duration>
    <meta:editing-cycles>1</meta:editing-cycles>
    <meta:document-statistic meta:object-count="74"/>
    <meta:generator>LibreOffice/6.4.4.2$Linux_X86_64 LibreOffice_project/40$Build-2</meta:generator>
  </office:meta>
</office:document-meta>
</file>